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hange.getOpe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.getMe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change.getStatu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change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.get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.getMessag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hange.get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.set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.Exchange( MessageExchange exchange , NamespaceContext namespace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change.getInternal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